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erif" svg:font-family="'San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Sans Serif"/>
    </style:style>
    <style:style style:name="T1" style:family="text">
      <style:text-properties fo:font-size="12pt"/>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e Krönung des Königs Willmar</text:p>
      <text:p text:style-name="P1">Einige Jahre nach Gotlindes Tod und des Duells zwischen <text:span text:style-name="T1">Gardonar</text:span>, dem Herrscher der Dämonen und Dararos dem König der Hochelfen, starb Diethard, der König der Menschen und von Mittillant bei einem Jagdunfall. Sein ältester Sohn Diethard war bereits Jahre zuvor an einer schweren Erkrankung gestorben und so war der jüngere Sohn Willmar der nächste Thronfolger.</text:p>
      <text:p text:style-name="P1">So wurde Willmar in der Hauptstadt Wolkenberg zum 12. König der Menschen gekrönt. Anwesend bei der feierlichen Zeremonie waren neben eher unbekannten Mitgliedern des Hofstaates <text:span text:style-name="T1">Gerulf</text:span>, der oberste Kleriker und Elementarmagier des Königs, Dararos, König der Hochelfen, ein Botschafter der Zwerge, die jüngere Schwester des neuen Königs, sowie Herzöge und Ritter bzw. direkte Vasallen des Königs.</text:p>
      <text:p text:style-name="P1">Da der neue König ein unfähiger zu sein schien, überzeugte man ihn davon, seinen Herrscherstab, den Stab des Windes, <text:span text:style-name="T1">Gerulf</text:span> zu übergeben, welcher ihn mit sehr begrenzter Macht halbwegs kontrollieren konnte, da er teilweise selbst herrschte.</text:p>
      <text:p text:style-name="P1">Zuvor hatte man bei der Krönung den Stab symbolisch dem König übergeben.</text:p>
      <text:p text:style-name="P1">Willmar hatte nicht die Stärke seines Vaters oder Bruders, doch als Dararos und die Hochelfen ihn um Beistand in der Schlacht gegen <text:span text:style-name="T1">Gardonar</text:span>s Heer baten, willigte er des alten Bündnis wegen ein und zog mit einem Heer aus.</text:p>
      <text:p text:style-name="P1">Er oder wohl eher sein Heer und <text:span text:style-name="T1">Gerulf</text:span> halfen bei der vermeindlichen Vernichtung <text:span text:style-name="T1">Gardonar</text:span>s und eine Zeit lang glaubte das Volk wieder an seinen König und dessen Stärke. Doch als schließlich, nach einer längeren Zeit des Friedens und der Einigkeit, die Einfälle der Orks und Dunkelelfen begannen, handelte der König nicht schnell genug. Besser gesagt handelte er gar nicht und so lag es an den Rittern und Herzögen, sich um die Verteidigung ihrer gepachteten Ländereien zu kümmern. Dadurch kam großer Unmut im Volke auf und bei vielen entstand eine große Abneigung gegen den König.</text:p>
      <text:p text:style-name="P1"/>
      <text:p text:style-name="P1">Als die Hexe sämtliche Herrscher in ihrem Himmelreich gefangen nimmt, wird anstatt des Königs Willmar, <text:span text:style-name="T1">Gerulf</text:span>, der zeitweilige Träger des Stabs des Windes, von ihr verschlep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 Serif" svg:font-family="'San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Enumerated_20_List" style:display-name="Enumerated List" style:family="paragraph" style:list-style-name="Numbering_20_Style_20_for_20_Enumerated_20_List">
      <style:text-properties fo:font-size="12pt"/>
    </style:style>
    <style:style style:name="Head_20_3" style:display-name="Head 3" style:family="paragraph" style:next-style-name="Standard" style:list-style-name="Numbering_20_Style_20_for_20_Head_20_3">
      <style:text-properties fo:font-size="12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bekannt</meta:initial-creator>
    <meta:editing-cycles>7</meta:editing-cycles>
    <dc:date>2017-01-22T16:30:21.570562961</dc:date>
    <meta:creation-date>2008-08-22T11:41:04</meta:creation-date>
    <meta:editing-duration>PT2M22S</meta:editing-duration>
    <meta:document-statistic meta:table-count="0" meta:image-count="0" meta:object-count="0" meta:page-count="1" meta:paragraph-count="8" meta:word-count="322" meta:character-count="2073" meta:non-whitespace-character-count="1759"/>
  </office:meta>
</office:document-meta>
</file>